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2500002A7200001539BFA2770C55E2BD0B.svm" manifest:media-type=""/>
  <manifest:file-entry manifest:full-path="Pictures/2000011B00001BBB0000164620DBD45597A44111.svm" manifest:media-type=""/>
  <manifest:file-entry manifest:full-path="Pictures/200000A100004252000040B6F444487845FA169A.svm" manifest:media-type=""/>
  <manifest:file-entry manifest:full-path="Pictures/2000007A00003C9400003D3083C43FED34FABE4A.svm" manifest:media-type=""/>
  <manifest:file-entry manifest:full-path="Pictures/2000009F0000160C0000160C13E1C70001447F8C.svm" manifest:media-type=""/>
  <manifest:file-entry manifest:full-path="Pictures/200000400000371F0000371F8CB24DDCEC468105.svm" manifest:media-type=""/>
  <manifest:file-entry manifest:full-path="Pictures/200001D30000910A0000667E3F99EA83B0609CF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.43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2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2.4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6.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52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32cm" svg:height="2cm" svg:x="18.068cm" svg:y="3cm">
          <draw:text-box>
            <text:p>UCS DC</text:p>
            <text:p>Backup</text:p>
          </draw:text-box>
        </draw:frame>
        <draw:frame draw:style-name="gr2" draw:text-style-name="P2" draw:layer="layout" svg:width="3.098cm" svg:height="3.128cm" svg:x="25cm" svg:y="1.372cm">
          <draw:image xlink:href="Pictures/2000007A00003C9400003D3083C43FED34FABE4A.svm" xlink:type="simple" xlink:show="embed" xlink:actuate="onLoad">
            <text:p/>
          </draw:image>
        </draw:frame>
        <draw:frame draw:style-name="gr3" draw:text-style-name="P1" draw:layer="layout" svg:width="4.5cm" svg:height="1.673cm" svg:x="24.5cm" svg:y="4.827cm">
          <draw:text-box>
            <text:p>Verschiedene</text:p>
            <text:p>Drucker</text:p>
          </draw:text-box>
        </draw:frame>
        <draw:line draw:style-name="gr4" draw:text-style-name="P3" draw:layer="layout" svg:x1="20.5cm" svg:y1="6cm" svg:x2="25.5cm" svg:y2="4cm">
          <text:p/>
        </draw:line>
        <draw:frame draw:style-name="gr5" draw:text-style-name="P4" draw:layer="layout" svg:width="3.779cm" svg:height="1.225cm" svg:x="21cm" svg:y="3.775cm">
          <draw:text-box>
            <text:p><text:span text:style-name="T1">Drucker-Spooling</text:span></text:p>
          </draw:text-box>
        </draw:frame>
        <draw:frame draw:style-name="gr2" draw:text-style-name="P2" draw:layer="layout" svg:width="4.61cm" svg:height="3.5cm" svg:x="16.5cm" svg:y="4cm">
          <draw:image xlink:href="Pictures/200000400000371F0000371F8CB24DDCEC468105.svm" xlink:type="simple" xlink:show="embed" xlink:actuate="onLoad">
            <text:p/>
          </draw:image>
        </draw:frame>
        <draw:g>
          <draw:frame draw:style-name="gr2" draw:text-style-name="P2" draw:layer="layout" svg:width="4.61cm" svg:height="3.5cm" svg:x="10.5cm" svg:y="1cm">
            <draw:image xlink:href="Pictures/200000400000371F0000371F8CB24DDCEC468105.svm" xlink:type="simple" xlink:show="embed" xlink:actuate="onLoad">
              <text:p/>
            </draw:image>
          </draw:frame>
          <draw:frame draw:style-name="gr6" draw:text-style-name="P1" draw:layer="layout" svg:width="2.932cm" svg:height="2.173cm" svg:x="14.61cm" svg:y="1.5cm">
            <draw:text-box>
              <text:p>UCS DC</text:p>
              <text:p>Master</text:p>
            </draw:text-box>
          </draw:frame>
        </draw:g>
        <draw:g>
          <draw:frame draw:style-name="gr2" draw:text-style-name="P2" draw:layer="layout" svg:width="2.969cm" svg:height="2.1cm" svg:x="15.531cm" svg:y="16cm">
            <draw:image xlink:href="Pictures/200001D30000910A0000667E3F99EA83B0609CF2.svm" xlink:type="simple" xlink:show="embed" xlink:actuate="onLoad">
              <text:p/>
            </draw:image>
          </draw:frame>
          <draw:frame draw:style-name="gr7" draw:text-style-name="P5" draw:layer="layout" svg:width="4.5cm" svg:height="1.673cm" svg:x="15cm" svg:y="18.1cm">
            <draw:text-box>
              <text:p text:style-name="P3">120</text:p>
              <text:p text:style-name="P3">Arbeitsplätze</text:p>
            </draw:text-box>
          </draw:frame>
        </draw:g>
        <draw:g>
          <draw:frame draw:style-name="gr2" draw:text-style-name="P2" draw:layer="layout" svg:width="2.819cm" svg:height="2.819cm" svg:x="1.681cm" svg:y="8.854cm">
            <draw:image xlink:href="Pictures/2000009F0000160C0000160C13E1C70001447F8C.svm" xlink:type="simple" xlink:show="embed" xlink:actuate="onLoad">
              <text:p/>
            </draw:image>
          </draw:frame>
          <draw:frame draw:style-name="gr8" draw:text-style-name="P1" draw:layer="layout" svg:width="4.164cm" svg:height="1.673cm" svg:x="1cm" svg:y="7cm">
            <draw:text-box>
              <text:p>Solaris CAD-</text:p>
              <text:p>Systeme</text:p>
            </draw:text-box>
          </draw:frame>
        </draw:g>
        <draw:line draw:style-name="gr4" draw:text-style-name="P3" draw:layer="layout" svg:x1="4cm" svg:y1="9cm" svg:x2="11.5cm" svg:y2="3.5cm">
          <text:p/>
        </draw:line>
        <draw:frame draw:style-name="gr9" draw:text-style-name="P6" draw:layer="layout" svg:width="3.622cm" svg:height="1.199cm" svg:x="4.9cm" svg:y="4.701cm">
          <draw:text-box>
            <text:p text:style-name="P3"><text:span text:style-name="T1">Benutzer-</text:span></text:p>
            <text:p text:style-name="P3"><text:span text:style-name="T1">authentifizierung</text:span></text:p>
          </draw:text-box>
        </draw:frame>
        <draw:frame draw:style-name="gr2" draw:text-style-name="P2" draw:layer="layout" svg:width="4.61cm" svg:height="3.5cm" svg:x="2cm" svg:y="15cm">
          <draw:image xlink:href="Pictures/200000400000371F0000371F8CB24DDCEC468105.svm" xlink:type="simple" xlink:show="embed" xlink:actuate="onLoad">
            <text:p/>
          </draw:image>
        </draw:frame>
        <draw:frame draw:style-name="gr10" draw:text-style-name="P7" draw:layer="layout" svg:width="5.823cm" svg:height="1.673cm" svg:x="2.5cm" svg:y="18.5cm">
          <draw:text-box>
            <text:p text:style-name="P3"><text:span text:style-name="T2">Microsoft Windows</text:span></text:p>
            <text:p text:style-name="P3"><text:span text:style-name="T2">Terminalserver</text:span></text:p>
          </draw:text-box>
        </draw:frame>
        <draw:line draw:style-name="gr4" draw:text-style-name="P8" draw:layer="layout" svg:x1="15.5cm" svg:y1="17cm" svg:x2="6cm" svg:y2="17cm">
          <text:p/>
        </draw:line>
        <draw:frame draw:style-name="gr11" draw:text-style-name="P4" draw:layer="layout" svg:width="4.685cm" svg:height="1.199cm" svg:x="6.82cm" svg:y="15.578cm">
          <draw:text-box>
            <text:p><text:span text:style-name="T1">RDP-Zugriff für</text:span></text:p>
            <text:p><text:span text:style-name="T1">Buchhaltungssoftware</text:span></text:p>
          </draw:text-box>
        </draw:frame>
        <draw:g>
          <draw:frame draw:style-name="gr2" draw:text-style-name="P2" draw:layer="layout" svg:width="1.699cm" svg:height="1.659cm" svg:x="8.5cm" svg:y="10.5cm">
            <draw:image xlink:href="Pictures/200000A100004252000040B6F444487845FA169A.svm" xlink:type="simple" xlink:show="embed" xlink:actuate="onLoad">
              <text:p/>
            </draw:image>
          </draw:frame>
          <draw:frame draw:style-name="gr12" draw:text-style-name="P9" draw:layer="layout" svg:width="1.806cm" svg:height="0.962cm" svg:x="10.194cm" svg:y="11.038cm">
            <draw:text-box>
              <text:p><text:span text:style-name="T2">SAN</text:span></text:p>
            </draw:text-box>
          </draw:frame>
        </draw:g>
        <draw:frame draw:style-name="gr13" draw:text-style-name="P4" draw:layer="layout" svg:width="4.325cm" svg:height="1.673cm" svg:x="9.675cm" svg:y="5cm">
          <draw:text-box>
            <text:p><text:span text:style-name="T1">Verwaltung der</text:span></text:p>
            <text:p><text:span text:style-name="T1">Freigaben in</text:span></text:p>
            <text:p><text:span text:style-name="T1">Managementsystem</text:span></text:p>
          </draw:text-box>
        </draw:frame>
        <draw:line draw:style-name="gr4" draw:text-style-name="P8" draw:layer="layout" svg:x1="5cm" svg:y1="16cm" svg:x2="8.5cm" svg:y2="12.5cm">
          <text:p/>
        </draw:line>
        <draw:line draw:style-name="gr4" draw:text-style-name="P8" draw:layer="layout" svg:x1="4.5cm" svg:y1="11.5cm" svg:x2="8cm" svg:y2="11.5cm">
          <text:p/>
        </draw:line>
        <draw:frame draw:style-name="gr14" draw:text-style-name="P4" draw:layer="layout" svg:width="3.952cm" svg:height="0.725cm" svg:x="3.5cm" svg:y="11.775cm">
          <draw:text-box>
            <text:p><text:span text:style-name="T1">Datenspeicherung</text:span></text:p>
          </draw:text-box>
        </draw:frame>
        <draw:frame draw:style-name="gr14" draw:text-style-name="P4" draw:layer="layout" svg:width="3.952cm" svg:height="0.725cm" svg:x="7.048cm" svg:y="13.775cm">
          <draw:text-box>
            <text:p><text:span text:style-name="T1">Datenspeicherung</text:span></text:p>
          </draw:text-box>
        </draw:frame>
        <draw:line draw:style-name="gr15" draw:text-style-name="P8" draw:layer="layout" svg:x1="10.5cm" svg:y1="12.5cm" svg:x2="16cm" svg:y2="16cm">
          <text:p/>
        </draw:line>
        <draw:frame draw:style-name="gr14" draw:text-style-name="P4" draw:layer="layout" svg:width="3.952cm" svg:height="0.725cm" svg:x="11.048cm" svg:y="12.275cm">
          <draw:text-box>
            <text:p><text:span text:style-name="T1">Datenspeicherung</text:span></text:p>
          </draw:text-box>
        </draw:frame>
        <draw:line draw:style-name="gr15" draw:text-style-name="P10" draw:layer="layout" svg:x1="18cm" svg:y1="16cm" svg:x2="22cm" svg:y2="10.5cm">
          <text:p/>
        </draw:line>
        <draw:line draw:style-name="gr4" draw:text-style-name="P10" draw:layer="layout" svg:x1="17.5cm" svg:y1="15.5cm" svg:x2="19cm" svg:y2="7cm">
          <text:p/>
        </draw:line>
        <draw:frame draw:style-name="gr16" draw:text-style-name="P4" draw:layer="layout" svg:width="2.907cm" svg:height="0.725cm" svg:x="18.593cm" svg:y="8.275cm">
          <draw:text-box>
            <text:p><text:span text:style-name="T1">Druckbetrieb</text:span></text:p>
          </draw:text-box>
        </draw:frame>
        <draw:frame draw:style-name="gr2" draw:text-style-name="P2" draw:layer="layout" svg:width="2.569cm" svg:height="2.392cm" svg:x="19.931cm" svg:y="12.108cm">
          <draw:image xlink:href="Pictures/2000011B00001BBB0000164620DBD45597A44111.svm" xlink:type="simple" xlink:show="embed" xlink:actuate="onLoad">
            <text:p/>
          </draw:image>
        </draw:frame>
        <draw:frame draw:style-name="gr2" draw:text-style-name="P2" draw:layer="layout" svg:width="6.518cm" svg:height="3.259cm" svg:x="21.5cm" svg:y="8.241cm">
          <draw:image xlink:href="Pictures/2000002500002A7200001539BFA2770C55E2BD0B.svm" xlink:type="simple" xlink:show="embed" xlink:actuate="onLoad">
            <text:p/>
          </draw:image>
        </draw:frame>
        <draw:frame draw:style-name="gr17" draw:text-style-name="P1" draw:layer="layout" svg:width="4.761cm" svg:height="1.673cm" svg:x="22.5cm" svg:y="9cm">
          <draw:text-box draw:corner-radius="0.757cm">
            <text:p>Open-Xchange</text:p>
            <text:p>Groupware</text:p>
          </draw:text-box>
        </draw:frame>
        <draw:line draw:style-name="gr4" draw:text-style-name="P3" draw:layer="layout" svg:x1="17cm" svg:y1="15.5cm" svg:x2="14cm" svg:y2="4.5cm">
          <text:p/>
        </draw:line>
        <draw:frame draw:style-name="gr9" draw:text-style-name="P6" draw:layer="layout" svg:width="3.622cm" svg:height="1.199cm" svg:x="11.9cm" svg:y="8.801cm">
          <draw:text-box>
            <text:p text:style-name="P3"><text:span text:style-name="T1">Benutzer-</text:span></text:p>
            <text:p text:style-name="P3"><text:span text:style-name="T1">authentifizier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0-13T10:13:45</meta:creation-date>
    <dc:date>2018-07-04T14:51:17.527070504</dc:date>
    <meta:editing-duration>PT1H47M55S</meta:editing-duration>
    <meta:editing-cycles>14</meta:editing-cycles>
    <meta:generator>LibreOffice/5.2.7.2$Linux_X86_64 LibreOffice_project/20m0$Build-2</meta:generator>
    <dc:creator>Nico Gulden</dc:creator>
    <meta:document-statistic meta:object-count="39"/>
  </office:meta>
</office:document-meta>
</file>